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2" calcext:value-type="float">
            <text:p>1442</text:p>
          </table:table-cell>
          <table:table-cell table:style-name="ce7" table:formula="of:=COUNTIF([.B7:.B999998];&quot;X&quot;)" office:value-type="float" office:value="1252" calcext:value-type="float">
            <text:p>125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33" calcext:value-type="float">
            <text:p>15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12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 style:data-style-name="N2" text:time-value="22:02:23.3089127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3T22:02:58.000578868</dc:date>
    <meta:editing-duration>P1DT13H10M47S</meta:editing-duration>
    <meta:editing-cycles>1431</meta:editing-cycles>
    <meta:document-statistic meta:table-count="1" meta:cell-count="8706" meta:object-count="0"/>
  </office:meta>
</office:document-meta>
</file>